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2cbc9"/>
    </style:style>
    <style:style style:name="P2" style:family="paragraph" style:parent-style-name="Text_20_body" style:list-style-name="L1">
      <style:text-properties officeooo:paragraph-rsid="0012cbc9"/>
    </style:style>
    <style:style style:name="P3" style:family="paragraph" style:parent-style-name="Text_20_body">
      <style:text-properties officeooo:paragraph-rsid="0015440c"/>
    </style:style>
    <style:style style:name="P4" style:family="paragraph" style:parent-style-name="Text_20_body" style:list-style-name="L3">
      <style:text-properties officeooo:paragraph-rsid="0015440c"/>
    </style:style>
    <style:style style:name="P5" style:family="paragraph" style:parent-style-name="Text_20_body" style:list-style-name="L3">
      <style:text-properties officeooo:paragraph-rsid="0015f459"/>
    </style:style>
    <style:style style:name="P6" style:family="paragraph" style:parent-style-name="Text_20_body" style:list-style-name="L3">
      <style:text-properties officeooo:paragraph-rsid="0017b443"/>
    </style:style>
    <style:style style:name="P7" style:family="paragraph" style:parent-style-name="Heading_20_1">
      <style:text-properties officeooo:paragraph-rsid="0012cbc9"/>
    </style:style>
    <style:style style:name="P8" style:family="paragraph" style:parent-style-name="Heading_20_2">
      <style:text-properties officeooo:paragraph-rsid="0015440c"/>
    </style:style>
    <style:style style:name="T1" style:family="text">
      <style:text-properties officeooo:rsid="0012cbc9"/>
    </style:style>
    <style:style style:name="T2" style:family="text">
      <style:text-properties officeooo:rsid="0015440c"/>
    </style:style>
    <style:style style:name="T3" style:family="text">
      <style:text-properties officeooo:rsid="0015d0fb"/>
    </style:style>
    <style:style style:name="T4" style:family="text">
      <style:text-properties officeooo:rsid="0015f459"/>
    </style:style>
    <style:style style:name="T5" style:family="text">
      <style:text-properties officeooo:rsid="0017b443"/>
    </style:style>
    <style:style style:name="T6" style:family="text">
      <style:text-properties officeooo:rsid="001884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Airboad</text:span></text:h>
      <text:p text:style-name="P1"><text:span text:style-name="T1">Use some kind of way to measure finger positions of at least one full hand to use as a keyboard. Measurement needs to be independent of hand </text:span><text:span text:style-name="T6">location</text:span><text:span text:style-name="T1">, e.g. should work in free air – and be as unobtrusive as possible. </text:span><text:span text:style-name="T3">Reasoning is about the same as for 'Tiprat', though 'Airboad' will be a lot more useful for e.g. mobile devices or google glasses (writing emails while walking around, anyone?). Also, when the absolute pose of the fingers can be detected (see IMU or RFID approaches below), the 'Tiprat' functionally comes for free, basically.</text:span></text:p>
      <text:p text:style-name="P1"><text:span text:style-name="T1">Current ideas are:</text:span></text:p>
      <text:list xml:id="list3985136053312832167" text:style-name="L1">
        <text:list-item>
          <text:p text:style-name="P2"><text:span text:style-name="T1">Dataglove-Like: Use what dataglove uses, i.e. some kind of optical fibres to measure the angles of the finger joints. Need to look more into dataglove to see if it's either possible to recreate, or if the interfaces are as flexible as needed for implementing a whole keyboard with that. Also the possibility to use two datagloves simultaneous needs to be evaluated.</text:span></text:p>
        </text:list-item>
        <text:list-item>
          <text:p text:style-name="P2"><text:span text:style-name="T1">IMU: Use one inertial movement sensor per finger – this is probably way too expensive! Also drift may be problematic, especially when relative position of fingers in respect to each other is of interest.</text:span></text:p>
        </text:list-item>
        <text:list-item>
          <text:p text:style-name="P2"><text:span text:style-name="T1">Short range distance sensing with triangulation: Use RFID-chips (or similar) for each finger tip, and an array (at least 3) of sensors at the wrist for triangulation. This method will heavily depend on the availability of sensor/chip combo to allow for robust and accurate short-range distance sensing.</text:span></text:p>
        </text:list-item>
        <text:list-item>
          <text:p text:style-name="P2"><text:span text:style-name="T1">Armband-thing-like: Sense finger/hand pose from electrical impulses at the muscles in the forearm. This is a little strange, but if it works (precisely enough!), will probably be the most comfortable solution.</text:span></text:p>
        </text:list-item>
      </text:list>
      <text:p text:style-name="P3"><text:span text:style-name="T2">Besides, it's planned to use vibration motors to induce some kind of h</text:span><text:span text:style-name="T3">a</text:span><text:span text:style-name="T2">ptic feedback, </text:span><text:span text:style-name="T3">allowing to 'feel' the keys and especially key edges. Thus making it possible to know where one key ends and another begins. This is quite crucial, as it's intended to avoid any kind of visual feedback for that.</text:span></text:p>
      <text:p text:style-name="P1"><text:span text:style-name="T1"/></text:p>
      <text:p text:style-name="P1"><text:span text:style-name="T1"/></text:p>
      <text:h text:style-name="P8" text:outline-level="2"><text:span text:style-name="T2">Components</text:span></text:h>
      <text:p text:style-name="P3"><text:span text:style-name="T2">A list of things that are expected to be needed. This is about technical stuff mostly, such as needed software and algorithms. Currently there is no particular order, though that may prove necessary/beneficial in the future, especially due to dependencies.</text:span></text:p>
      <text:list xml:id="list8814383073185381113" text:style-name="L3">
        <text:list-item>
          <text:p text:style-name="P6"><text:span text:style-name="T5">Icon!</text:span></text:p>
        </text:list-item>
        <text:list-item>
          <text:p text:style-name="P4"><text:span text:style-name="T2">Plotting measurements, live and offline, for both raw data (e.g. line-plots), as well as the estimated hand-pose (3D)</text:span></text:p>
        </text:list-item>
        <text:list-item>
          <text:p text:style-name="P4"><text:span text:style-name="T2">reading sensor data (arduino)</text:span></text:p>
        </text:list-item>
        <text:list-item>
          <text:p text:style-name="P4"><text:span text:style-name="T2">trigger motors (arduino), especially vibration motors.</text:span></text:p>
        </text:list-item>
        <text:list-item>
          <text:p text:style-name="P5"><text:span text:style-name="T4">USB-(bluetooth-)driver for arduino</text:span></text:p>
        </text:list-item>
        <text:list-item>
          <text:p text:style-name="P5"><text:span text:style-name="T4">configuration-softwa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ge Herber</meta:initial-creator>
    <meta:creation-date>2014-02-07T13:17:38</meta:creation-date>
    <dc:date>2014-02-08T20:51:15</dc:date>
    <dc:creator>Torge Herber</dc:creator>
    <meta:editing-duration>P1DT7H15M57S</meta:editing-duration>
    <meta:editing-cycles>6</meta:editing-cycles>
    <meta:generator>LibreOffice/4.0.2.2$Linux_X86_64 LibreOffice_project/400m0$Build-2</meta:generator>
    <meta:document-statistic meta:table-count="0" meta:image-count="0" meta:object-count="0" meta:page-count="1" meta:paragraph-count="16" meta:word-count="405" meta:character-count="2485" meta:non-whitespace-character-count="2104"/>
  </office:meta>
</office:document-meta>
</file>